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05cm"/>
      <style:paragraph-properties style:writing-mode="lr-tb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9cm" svg:height="1.3cm" svg:x="-0.2cm" svg:y="-0.101cm">
          <draw:text-box>
            <text:p>🍌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1cm" fo:page-height="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22:26:29.332734362</meta:creation-date>
    <dc:date>2020-10-19T22:57:32.350849589</dc:date>
    <meta:editing-duration>PT20M52S</meta:editing-duration>
    <meta:editing-cycles>1</meta:editing-cycles>
    <meta:document-statistic meta:object-count="1"/>
    <meta:generator>LibreOffice/6.4.6.2$Linux_X86_64 LibreOffice_project/40$Build-2</meta:generator>
  </office:meta>
</office:document-meta>
</file>